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2ABB62E59432200A2B0.png" manifest:media-type="image/png"/>
  <manifest:file-entry manifest:full-path="Pictures/10000201000003B6000002AB141884050C018471.png" manifest:media-type="image/png"/>
  <manifest:file-entry manifest:full-path="Pictures/10000201000003B6000002AB9B59A1E583FFBFD8.png" manifest:media-type="image/png"/>
  <manifest:file-entry manifest:full-path="Pictures/10000200000004B000000384FC5C5D54BCEDCD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9.274cm" draw:z-index="0"><draw:image xlink:href="Pictures/10000200000004B000000384FC5C5D54BCEDCD3A.png" xlink:type="simple" xlink:show="embed" xlink:actuate="onLoad"/></draw:frame><draw:frame draw:style-name="fr2" draw:name="Изображение2" text:anchor-type="paragraph" svg:x="4.207cm" svg:y="12.765cm" svg:width="5.726cm" svg:height="4.117cm" draw:z-index="1"><draw:image xlink:href="Pictures/10000201000003B6000002AB9B59A1E583FFBFD8.png" xlink:type="simple" xlink:show="embed" xlink:actuate="onLoad"/></draw:frame><draw:frame draw:style-name="fr2" draw:name="Изображение3" text:anchor-type="paragraph" svg:x="11.67cm" svg:y="0.915cm" svg:width="5.523cm" svg:height="3.971cm" draw:z-index="2"><draw:image xlink:href="Pictures/10000201000003B6000002AB141884050C018471.png" xlink:type="simple" xlink:show="embed" xlink:actuate="onLoad"/></draw:frame><draw:frame draw:style-name="fr2" draw:name="Изображение4" text:anchor-type="paragraph" svg:x="18.355cm" svg:y="12.206cm" svg:width="5.487cm" svg:height="3.946cm" draw:z-index="3"><draw:image xlink:href="Pictures/10000201000003B6000002ABB62E59432200A2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06-27T15:16:02.070052834</dc:date>
    <meta:editing-duration>PT5M8S</meta:editing-duration>
    <meta:editing-cycles>4</meta:editing-cycles>
    <meta:document-statistic meta:table-count="0" meta:image-count="4" meta:object-count="0" meta:page-count="1" meta:paragraph-count="0" meta:word-count="0" meta:character-count="0" meta:non-whitespace-character-count="0"/>
  </office:meta>
</office:document-meta>
</file>